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line-height="100%" fo:text-align="center" style:justify-single-word="false"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/>
      <style:text-properties style:font-name="Courier New" fo:font-weight="bold" style:font-name-asian="Courier New1" style:font-weight-asian="bold" style:font-name-complex="Courier New1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1" fo:break-before="auto" fo:break-after="auto"/>
    </style:style>
    <style:style style:name="T1" style:family="text">
      <style:text-properties style:font-name="Courier New" fo:font-weight="bold" style:font-name-asian="Courier New1" style:font-weight-asian="bold" style:font-name-complex="Courier New1"/>
    </style:style>
    <style:style style:name="T2" style:family="text">
      <style:text-properties style:font-name="Courier New" fo:font-weight="bold" fo:background-color="#b6d7a8" loext:char-shading-value="0" style:font-name-asian="Courier New1" style:font-weight-asian="bold" style:font-name-complex="Courier New1"/>
    </style:style>
    <style:style style:name="T3" style:family="text">
      <style:text-properties style:font-name="Courier New" fo:font-weight="bold" fo:background-color="#e6b8af" loext:char-shading-value="0" style:font-name-asian="Courier New1" style:font-weight-asian="bold" style:font-name-complex="Courier New1"/>
    </style:style>
    <style:style style:name="T4" style:family="text">
      <style:text-properties fo:background-color="#e6b8af" loext:char-shading-value="0"/>
    </style:style>
    <style:style style:name="T5" style:family="text">
      <style:text-properties fo:background-color="#b6d7a8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11 02 02 11 </text:span><text:span text:style-name="T2">64 00 00 00</text:span><text:span text:style-name="T1"> 7C 00 00 00 </text:span><text:span text:style-name="T3">92 00</text:span><text:span text:style-name="T1"> 00 00</text:span></text:p>
      <text:p text:style-name="P2"><text:span text:style-name="T3">69 00</text:span><text:span text:style-name="T1"> 00 00 </text:span><text:span text:style-name="T3">A3 00</text:span><text:span text:style-name="T1"> 00 00 </text:span><text:span text:style-name="T3">BE 00</text:span><text:span text:style-name="T1"> 00 00 </text:span><text:span text:style-name="T3">00 00</text:span><text:span text:style-name="T1"> 00 00</text:span></text:p>
      <text:p text:style-name="P2"><text:span text:style-name="T3">00 00</text:span><text:span text:style-name="T1"> 00 00 </text:span><text:span text:style-name="T3">00 00</text:span><text:span text:style-name="T1"> 00 00 </text:span><text:span text:style-name="T3">00 00</text:span><text:span text:style-name="T1"> 00 00 </text:span><text:span text:style-name="T3">00 00</text:span><text:span text:style-name="T1"> 00 00</text:span></text:p>
      <text:p text:style-name="P3"/>
      <text:p text:style-name="P1"><text:span text:style-name="T4">Item entries</text:span></text:p>
      <text:p text:style-name="P1"><text:span text:style-name="T5">A 32-bit signed integer representing a percentage for the price at which items in the shop are sold. By default it is 100%, but can be set lower to make items cost less, or higher so that they cost m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90" meta:character-count="356" meta:non-whitespace-character-count="271"/>
    <meta:generator>LibreOfficeDev/6.0.5.2$Linux_X86_64 LibreOffice_project/</meta:generator>
  </office:meta>
</office:document-meta>
</file>